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15%"/>
      <style:text-properties fo:font-size="15pt" officeooo:rsid="00160d86" officeooo:paragraph-rsid="00160d86" style:font-size-asian="15pt" style:font-size-complex="15pt"/>
    </style:style>
    <style:style style:name="P2" style:family="paragraph" style:parent-style-name="Text_20_body" style:list-style-name="L1">
      <style:paragraph-properties fo:margin-top="0cm" fo:margin-bottom="0cm" loext:contextual-spacing="false" fo:line-height="115%"/>
      <style:text-properties fo:font-size="15pt" officeooo:rsid="00160d86" officeooo:paragraph-rsid="00160d86" style:font-size-asian="15pt" style:font-size-complex="15pt"/>
    </style:style>
    <style:style style:name="P3" style:family="paragraph" style:parent-style-name="Text_20_body" style:list-style-name="L1">
      <style:paragraph-properties fo:margin-top="0cm" fo:margin-bottom="0cm" loext:contextual-spacing="false" fo:line-height="115%"/>
      <style:text-properties fo:font-size="15pt" officeooo:rsid="0014710b" officeooo:paragraph-rsid="00160d86" style:font-size-asian="15pt" style:font-size-complex="15pt"/>
    </style:style>
    <style:style style:name="P4" style:family="paragraph" style:parent-style-name="Text_20_body">
      <style:paragraph-properties fo:margin-top="0cm" fo:margin-bottom="0cm" loext:contextual-spacing="false" fo:line-height="115%"/>
      <style:text-properties fo:font-size="15pt" style:font-size-asian="15pt" style:font-size-complex="15pt"/>
    </style:style>
    <style:style style:name="P5" style:family="paragraph" style:parent-style-name="Text_20_body" style:list-style-name="L1">
      <style:paragraph-properties fo:margin-top="0cm" fo:margin-bottom="0cm" loext:contextual-spacing="false" fo:line-height="115%"/>
      <style:text-properties fo:font-size="15pt" officeooo:paragraph-rsid="00160d86" style:font-size-asian="15pt" style:font-size-complex="15pt"/>
    </style:style>
    <style:style style:name="P6" style:family="paragraph" style:parent-style-name="Text_20_body">
      <style:paragraph-properties fo:margin-top="0cm" fo:margin-bottom="0cm" loext:contextual-spacing="false" fo:line-height="115%"/>
      <style:text-properties fo:font-size="15pt" officeooo:paragraph-rsid="0014710b" style:font-size-asian="15pt" style:font-size-complex="15pt"/>
    </style:style>
    <style:style style:name="P7" style:family="paragraph" style:parent-style-name="Text_20_body">
      <style:paragraph-properties fo:margin-top="0cm" fo:margin-bottom="0cm" loext:contextual-spacing="false" fo:line-height="115%"/>
      <style:text-properties fo:font-size="15pt" officeooo:paragraph-rsid="00160d86" style:font-size-asian="15pt" style:font-size-complex="15pt"/>
    </style:style>
    <style:style style:name="P8" style:family="paragraph" style:parent-style-name="Text_20_body">
      <style:paragraph-properties fo:margin-top="0cm" fo:margin-bottom="0cm" loext:contextual-spacing="false" fo:line-height="115%"/>
      <style:text-properties fo:font-size="15pt" fo:font-weight="bold" officeooo:rsid="00160d86" officeooo:paragraph-rsid="00160d86" style:font-size-asian="15pt" style:font-weight-asian="bold" style:font-size-complex="15pt" style:font-weight-complex="bold"/>
    </style:style>
    <style:style style:name="P9" style:family="paragraph" style:parent-style-name="Text_20_body">
      <style:paragraph-properties fo:margin-top="0cm" fo:margin-bottom="0cm" loext:contextual-spacing="false" fo:line-height="115%"/>
      <style:text-properties fo:font-size="15pt" fo:font-weight="bold" officeooo:rsid="0017fe9d" officeooo:paragraph-rsid="0017fe9d" style:font-size-asian="15pt" style:font-weight-asian="bold" style:font-size-complex="15pt" style:font-weight-complex="bold"/>
    </style:style>
    <style:style style:name="P10" style:family="paragraph" style:parent-style-name="Text_20_body">
      <style:paragraph-properties fo:margin-top="0cm" fo:margin-bottom="0cm" loext:contextual-spacing="false" fo:line-height="115%"/>
      <style:text-properties fo:font-size="15pt" fo:font-weight="bold" officeooo:rsid="001b606f" officeooo:paragraph-rsid="001b606f" style:font-size-asian="15pt" style:font-weight-asian="bold" style:font-size-complex="15pt" style:font-weight-complex="bold"/>
    </style:style>
    <style:style style:name="P11" style:family="paragraph" style:parent-style-name="Text_20_body">
      <style:paragraph-properties fo:margin-top="0cm" fo:margin-bottom="0cm" loext:contextual-spacing="false" fo:line-height="115%"/>
      <style:text-properties fo:font-size="15pt" fo:font-weight="bold" style:font-size-asian="15pt" style:font-weight-asian="bold" style:font-size-complex="15pt" style:font-weight-complex="bold"/>
    </style:style>
    <style:style style:name="P12" style:family="paragraph" style:parent-style-name="Text_20_body">
      <style:paragraph-properties fo:margin-top="0cm" fo:margin-bottom="0cm" loext:contextual-spacing="false" fo:line-height="115%"/>
      <style:text-properties fo:font-size="15pt" fo:font-weight="normal" officeooo:rsid="0017fe9d" officeooo:paragraph-rsid="0017fe9d" style:font-size-asian="15pt" style:font-weight-asian="normal" style:font-size-complex="15pt" style:font-weight-complex="normal"/>
    </style:style>
    <style:style style:name="P13" style:family="paragraph" style:parent-style-name="Text_20_body">
      <style:paragraph-properties fo:margin-top="0cm" fo:margin-bottom="0cm" loext:contextual-spacing="false" fo:line-height="115%"/>
    </style:style>
    <style:style style:name="P14" style:family="paragraph" style:parent-style-name="Text_20_body">
      <style:paragraph-properties fo:margin-top="0cm" fo:margin-bottom="0cm" loext:contextual-spacing="false" fo:line-height="115%"/>
      <style:text-properties officeooo:paragraph-rsid="000fcdb8"/>
    </style:style>
    <style:style style:name="P15" style:family="paragraph" style:parent-style-name="Text_20_body" style:list-style-name="L1">
      <style:paragraph-properties fo:margin-top="0cm" fo:margin-bottom="0cm" loext:contextual-spacing="false" fo:line-height="115%"/>
      <style:text-properties officeooo:paragraph-rsid="00160d86"/>
    </style:style>
    <style:style style:name="T1" style:family="text">
      <style:text-properties officeooo:rsid="000d8674"/>
    </style:style>
    <style:style style:name="T2" style:family="text">
      <style:text-properties fo:font-size="15pt" style:font-size-asian="15pt" style:font-size-complex="15pt"/>
    </style:style>
    <style:style style:name="T3" style:family="text">
      <style:text-properties fo:font-size="15pt" officeooo:rsid="000d8674" style:font-size-asian="15pt" style:font-size-complex="15pt"/>
    </style:style>
    <style:style style:name="T4" style:family="text">
      <style:text-properties fo:font-size="15pt" officeooo:rsid="000e8124" style:font-size-asian="15pt" style:font-size-complex="15pt"/>
    </style:style>
    <style:style style:name="T5" style:family="text">
      <style:text-properties fo:font-size="15pt" officeooo:rsid="000fcdb8" style:font-size-asian="15pt" style:font-size-complex="15pt"/>
    </style:style>
    <style:style style:name="T6" style:family="text">
      <style:text-properties fo:font-size="15pt" officeooo:rsid="0014710b" style:font-size-asian="15pt" style:font-size-complex="15pt"/>
    </style:style>
    <style:style style:name="T7" style:family="text">
      <style:text-properties fo:font-size="14pt" style:font-size-asian="14pt" style:font-size-complex="14pt"/>
    </style:style>
    <style:style style:name="T8" style:family="text">
      <style:text-properties fo:font-size="14pt" officeooo:rsid="000fcdb8" style:font-size-asian="14pt" style:font-size-complex="14pt"/>
    </style:style>
    <style:style style:name="T9" style:family="text">
      <style:text-properties officeooo:rsid="0012e017"/>
    </style:style>
    <style:style style:name="T10" style:family="text">
      <style:text-properties fo:font-weight="bold" style:font-weight-asian="bold" style:font-weight-complex="bold"/>
    </style:style>
    <style:style style:name="T11" style:family="text">
      <style:text-properties officeooo:rsid="0019840a"/>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ignment 4</text:p>
      <text:p text:style-name="P4"/>
      <text:p text:style-name="P11"><text:bookmark text:name="ms-rterangepaste-start"/><text:bookmark text:name="ms-rterangecursor-start"/>1. Can a Project Manager be a Scrum Master? Why or How?</text:p>
      <text:p text:style-name="P4"/>
      <text:p text:style-name="P4">Yes, A Project Master can be a Scrum Master. Even though both have their own responsibilities, if Project Manager can do the tasks of a scrum master, he can take up responsibility of a scrum master. There are certain qualities and skill set that are required for a scrum master which overlaps with the qualities of Project Manager. A scrum master should be a coach for the entire project. <text:span text:style-name="T1">He should have good emotional intelligence, ablity to cope up with change or situations, activite listing sills etc. </text:span>He facilitates the project and motivates other team members. A project manager has skill-set and qualities that are required for a scrum master. Hence a Project Manager can be a Scrum Master. </text:p>
      <text:p text:style-name="P4"/>
      <text:p text:style-name="P4"/>
      <text:p text:style-name="P4"/>
      <text:p text:style-name="P11">2. Can a Scrum Master be a Product Owner? Why or How?</text:p>
      <text:p text:style-name="P4"/>
      <text:p text:style-name="P14"><text:span text:style-name="T2">No, </text:span><text:span text:style-name="T7">The Scrum Master and the Product Owner Cannot be the same individual. This is because </text:span><text:span text:style-name="T8">t</text:span><text:span text:style-name="T7">here may be times when the Scrum Master may have to push back on the Product Owner. </text:span><text:span text:style-name="T8">For</text:span><text:span text:style-name="T7"> example when the Product Owner wants to introduce new requirements when the Sprint is mid-way through. </text:span><text:span text:style-name="T2">If a Scrum Master take up the </text:span><text:span text:style-name="T3">responsibilities of a </text:span><text:span text:style-name="T2">Product Owner, it’s easy to miss out vision for the team, resulting in the delivery of low-value work. This can happen when the Scrum Master lack</text:span><text:span text:style-name="T3">s </text:span><text:span text:style-name="T2">true vision for the product. While the team may be producing high-quality work, it doesn’t mean it’s making a meaningful impact on the product. </text:span><text:span text:style-name="T4">That might not satisfy the customer requirement. </text:span><text:span text:style-name="T5">T</text:span><text:span text:style-name="T4">he Product owner is responsible for concepts and ideas while Scrum Master is responsible for execution and quality, so the Product Owner wants more features while Scrum Master is focusing on getting it done. </text:span></text:p>
      <text:p text:style-name="P4"/>
      <text:p text:style-name="P4"/>
      <text:p text:style-name="P4"/>
      <text:p text:style-name="P11">3. A member of the Scrum team does not want to participate in the sprint planning meetings but considers them a waste of time. How do you, as a Scrum Master, deal with that attitude?</text:p>
      <text:p text:style-name="P4"/>
      <text:p text:style-name="P4"><text:soft-page-break/></text:p>
      <text:p text:style-name="P13"><text:span text:style-name="T9">As a</text:span> Scrum Master <text:span text:style-name="T9">I’ll help him understand the importance of meetings and will remind him</text:span> of the rules and practices that the team members ha<text:span text:style-name="T9">s to follow. I’ll motivate him and make him more serious. It is the role of scrum master to help, guide and motivate the team members in any such similar situations.</text:span></text:p>
      <text:p text:style-name="P13"/>
      <text:p text:style-name="P4"/>
      <text:p text:style-name="P11">4. What is the difference between the Product Backlog and Sprint Backlog? Justify with example.</text:p>
      <text:p text:style-name="P4"/>
      <text:p text:style-name="P8">Product Backlog</text:p>
      <text:p text:style-name="P8"/>
      <text:list xml:id="list3723358114790787297" text:style-name="L1">
        <text:list-item>
          <text:p text:style-name="P3"><text:bookmark text:name="ms-rterangepaste-end"/>Product Backlog is the ordered list of features or requirements which are managed or modified by project owners. </text:p>
          <text:p text:style-name="P3"/>
        </text:list-item>
        <text:list-item>
          <text:p text:style-name="P15"><text:span text:style-name="T6">They modifies or prioritise the requirements as per the customer feedback. </text:span>Product owner makes sure that content of product backlog are defined in detailed level. </text:p>
          <text:p text:style-name="P15"/>
        </text:list-item>
        <text:list-item>
          <text:p text:style-name="P5">The product backlog acts as an input to the sprint backlog when comes to functionality.</text:p>
        </text:list-item>
      </text:list>
      <text:p text:style-name="P6"/>
      <text:p text:style-name="P8">Sprint Backlog</text:p>
      <text:p text:style-name="P1"/>
      <text:list xml:id="list165741183538250" text:continue-numbering="true" text:style-name="L1">
        <text:list-item>
          <text:p text:style-name="P2">Sprint Backlog is the subset of product backlog.</text:p>
          <text:p text:style-name="P5"/>
        </text:list-item>
        <text:list-item>
          <text:p text:style-name="P2">The develpoment team is responsible for Sprint Backlog.</text:p>
        </text:list-item>
      </text:list>
      <text:p text:style-name="P7"/>
      <text:list xml:id="list165740099916211" text:continue-numbering="true" text:style-name="L1">
        <text:list-item>
          <text:p text:style-name="P5">Sprint backlog is an output of a sprint planning meeting.</text:p>
          <text:p text:style-name="P5"/>
        </text:list-item>
        <text:list-item>
          <text:p text:style-name="P5">In Sprint backlog, scrum team works on how the user stories would be implemented in a sprint by dividing it further into tasks.</text:p>
          <text:p text:style-name="P5"/>
        </text:list-item>
        <text:list-item>
          <text:p text:style-name="P2">It consists of plan for the product increment.</text:p>
        </text:list-item>
      </text:list>
      <text:p text:style-name="P1"/>
      <text:p text:style-name="P1"/>
      <text:p text:style-name="P9"><text:soft-page-break/>Example</text:p>
      <text:p text:style-name="P9"/>
      <text:p text:style-name="P12">Consider a situation where a product has to be delivered in 6 months. The product owner creates a detailed ordered list of requirements or features. That is known as P<text:span text:style-name="T10">roduct Backlog</text:span>.</text:p>
      <text:p text:style-name="P12">Now the Development team starts working dividing tasks among themselves and plan for the sprints and comes up with<text:span text:style-name="T10"> Sprint Backlog</text:span>. It consists of detailed plan for the increment. </text:p>
      <text:p text:style-name="P12">After each sprint, product owner may <text:span text:style-name="T11">modify the product backlog with new features or changes in existing features.</text:span></text:p>
      <text:p text:style-name="P6"/>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fo:font-size="15pt" style:font-size-asian="15pt" style:font-size-complex="1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47:32.369533822</meta:creation-date>
    <dc:date>2016-08-19T16:57:39.375153584</dc:date>
    <meta:editing-duration>PT30M12S</meta:editing-duration>
    <meta:editing-cycles>6</meta:editing-cycles>
    <meta:generator>LibreOffice/5.1.4.2$Linux_X86_64 LibreOffice_project/10m0$Build-2</meta:generator>
    <meta:document-statistic meta:table-count="0" meta:image-count="0" meta:object-count="0" meta:page-count="3" meta:paragraph-count="28" meta:word-count="613" meta:character-count="3505" meta:non-whitespace-character-count="2921"/>
  </office:meta>
</office:document-meta>
</file>